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32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2.09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carrera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rrer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Carrera</text:p>
          </table:table-cell>
          <table:table-cell office:value-type="string" calcext:value-type="string">
            <text:p>Alumn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ontraseñ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Alma Damaris Hernandez Salinas</text:p>
          </table:table-cell>
          <table:table-cell office:value-type="float" office:value="16010051" calcext:value-type="float">
            <text:p>16010051</text:p>
          </table:table-cell>
          <table:table-cell office:value-type="float" office:value="1915" calcext:value-type="float">
            <text:p>1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Monica Consuelo Alejandra Aguilar Vallejo</text:p>
          </table:table-cell>
          <table:table-cell office:value-type="float" office:value="16010082" calcext:value-type="float">
            <text:p>16010082</text:p>
          </table:table-cell>
          <table:table-cell office:value-type="float" office:value="1945" calcext:value-type="float">
            <text:p>1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Karina Lizeth Mata Loredo</text:p>
          </table:table-cell>
          <table:table-cell office:value-type="float" office:value="17010111" calcext:value-type="float">
            <text:p>17010111</text:p>
          </table:table-cell>
          <table:table-cell office:value-type="float" office:value="2302" calcext:value-type="float">
            <text:p>23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Jaqueline Sanchez Teran</text:p>
          </table:table-cell>
          <table:table-cell office:value-type="float" office:value="17010139" calcext:value-type="float">
            <text:p>17010139</text:p>
          </table:table-cell>
          <table:table-cell office:value-type="float" office:value="2321" calcext:value-type="float">
            <text:p>23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Ivan Salgado Castillo</text:p>
          </table:table-cell>
          <table:table-cell office:value-type="float" office:value="17010155" calcext:value-type="float">
            <text:p>17010155</text:p>
          </table:table-cell>
          <table:table-cell office:value-type="float" office:value="2337" calcext:value-type="float">
            <text:p>2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Carmen Selena Hernandez Perez</text:p>
          </table:table-cell>
          <table:table-cell office:value-type="float" office:value="17010198" calcext:value-type="float">
            <text:p>17010198</text:p>
          </table:table-cell>
          <table:table-cell office:value-type="float" office:value="2378" calcext:value-type="float">
            <text:p>23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Josue Mijahel Pedraza Garcia</text:p>
          </table:table-cell>
          <table:table-cell office:value-type="float" office:value="17010238" calcext:value-type="float">
            <text:p>17010238</text:p>
          </table:table-cell>
          <table:table-cell office:value-type="float" office:value="2418" calcext:value-type="float">
            <text:p>24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Luis Roberto Mata Villarrreal</text:p>
          </table:table-cell>
          <table:table-cell office:value-type="float" office:value="18010059" calcext:value-type="float">
            <text:p>18010059</text:p>
          </table:table-cell>
          <table:table-cell office:value-type="float" office:value="2573" calcext:value-type="float">
            <text:p>25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Carlos Alberto Zuñiga Muñiz</text:p>
          </table:table-cell>
          <table:table-cell office:value-type="float" office:value="18010115" calcext:value-type="float">
            <text:p>18010115</text:p>
          </table:table-cell>
          <table:table-cell office:value-type="float" office:value="2636" calcext:value-type="float">
            <text:p>2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Monserrat Alonso Vargas</text:p>
          </table:table-cell>
          <table:table-cell office:value-type="float" office:value="18010181" calcext:value-type="float">
            <text:p>18010181</text:p>
          </table:table-cell>
          <table:table-cell office:value-type="float" office:value="2695" calcext:value-type="float">
            <text:p>2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Jose Eduardo Garcia <text:s/>Gonzalez</text:p>
          </table:table-cell>
          <table:table-cell office:value-type="float" office:value="18010272" calcext:value-type="float">
            <text:p>18010272</text:p>
          </table:table-cell>
          <table:table-cell office:value-type="float" office:value="2786" calcext:value-type="float">
            <text:p>27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Alicia Yoselin Yañez Eguia</text:p>
          </table:table-cell>
          <table:table-cell office:value-type="float" office:value="19010034" calcext:value-type="float">
            <text:p>19010034</text:p>
          </table:table-cell>
          <table:table-cell office:value-type="float" office:value="2826" calcext:value-type="float">
            <text:p>28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Andrea Juarez Ontiveros</text:p>
          </table:table-cell>
          <table:table-cell office:value-type="float" office:value="19010054" calcext:value-type="float">
            <text:p>19010054</text:p>
          </table:table-cell>
          <table:table-cell office:value-type="float" office:value="2845" calcext:value-type="float">
            <text:p>28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Blanca Azucena Banda Flores</text:p>
          </table:table-cell>
          <table:table-cell office:value-type="float" office:value="19010057" calcext:value-type="float">
            <text:p>19010057</text:p>
          </table:table-cell>
          <table:table-cell office:value-type="float" office:value="2848" calcext:value-type="float">
            <text:p>28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Jimena Gaytan Sanchez</text:p>
          </table:table-cell>
          <table:table-cell office:value-type="float" office:value="19010099" calcext:value-type="float">
            <text:p>19010099</text:p>
          </table:table-cell>
          <table:table-cell office:value-type="float" office:value="2886" calcext:value-type="float">
            <text:p>28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Heydi Yarely Rivera Rubio</text:p>
          </table:table-cell>
          <table:table-cell office:value-type="float" office:value="19010180" calcext:value-type="float">
            <text:p>19010180</text:p>
          </table:table-cell>
          <table:table-cell office:value-type="float" office:value="2968" calcext:value-type="float">
            <text:p>29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Luis Jovany Lucio Rojas</text:p>
          </table:table-cell>
          <table:table-cell office:value-type="float" office:value="19010210" calcext:value-type="float">
            <text:p>19010210</text:p>
          </table:table-cell>
          <table:table-cell office:value-type="float" office:value="2997" calcext:value-type="float">
            <text:p>2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Kesia Alejandra Antopia Ruiz</text:p>
          </table:table-cell>
          <table:table-cell office:value-type="float" office:value="19010213" calcext:value-type="float">
            <text:p>19010213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Enrique Carrizales Lopez</text:p>
          </table:table-cell>
          <table:table-cell office:value-type="float" office:value="19010270" calcext:value-type="float">
            <text:p>19010270</text:p>
          </table:table-cell>
          <table:table-cell office:value-type="float" office:value="3053" calcext:value-type="float">
            <text:p>30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Lilly Marcela Barron Sanchez</text:p>
          </table:table-cell>
          <table:table-cell office:value-type="float" office:value="19010276" calcext:value-type="float">
            <text:p>19010276</text:p>
          </table:table-cell>
          <table:table-cell office:value-type="float" office:value="3064" calcext:value-type="float">
            <text:p>30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Jorge Alberto Mendoza Sandoval</text:p>
          </table:table-cell>
          <table:table-cell office:value-type="float" office:value="19010287" calcext:value-type="float">
            <text:p>19010287</text:p>
          </table:table-cell>
          <table:table-cell office:value-type="float" office:value="3078" calcext:value-type="float">
            <text:p>30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Arleth Yaqueline Macias Becerra</text:p>
          </table:table-cell>
          <table:table-cell office:value-type="float" office:value="20010044" calcext:value-type="float">
            <text:p>20010044</text:p>
          </table:table-cell>
          <table:table-cell office:value-type="float" office:value="3116" calcext:value-type="float">
            <text:p>3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Andrea Maldonado Juarez</text:p>
          </table:table-cell>
          <table:table-cell office:value-type="float" office:value="20010124" calcext:value-type="float">
            <text:p>20010124</text:p>
          </table:table-cell>
          <table:table-cell office:value-type="float" office:value="3174" calcext:value-type="float">
            <text:p>31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Itzel Marisol Rodriguez Olalde</text:p>
          </table:table-cell>
          <table:table-cell office:value-type="float" office:value="20010126" calcext:value-type="float">
            <text:p>20010126</text:p>
          </table:table-cell>
          <table:table-cell office:value-type="float" office:value="3176" calcext:value-type="float">
            <text:p>3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Yeimi Monserrath Corpus Rodriguez</text:p>
          </table:table-cell>
          <table:table-cell office:value-type="float" office:value="20010148" calcext:value-type="float">
            <text:p>20010148</text:p>
          </table:table-cell>
          <table:table-cell office:value-type="float" office:value="3198" calcext:value-type="float">
            <text:p>3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Celeste Yacarandai Gomez Cardenas</text:p>
          </table:table-cell>
          <table:table-cell office:value-type="float" office:value="20010152" calcext:value-type="float">
            <text:p>20010152</text:p>
          </table:table-cell>
          <table:table-cell office:value-type="float" office:value="3199" calcext:value-type="float">
            <text:p>31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Angel Armando Alvarez Balderas</text:p>
          </table:table-cell>
          <table:table-cell office:value-type="float" office:value="20010192" calcext:value-type="float">
            <text:p>20010192</text:p>
          </table:table-cell>
          <table:table-cell office:value-type="float" office:value="3253" calcext:value-type="float">
            <text:p>3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Carolina Lizbeth Herrera Limas</text:p>
          </table:table-cell>
          <table:table-cell office:value-type="float" office:value="21010072" calcext:value-type="float">
            <text:p>21010072</text:p>
          </table:table-cell>
          <table:table-cell office:value-type="float" office:value="3472" calcext:value-type="float">
            <text:p>34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Jose Roberto Enrique Vazquez</text:p>
          </table:table-cell>
          <table:table-cell office:value-type="float" office:value="21010149" calcext:value-type="float">
            <text:p>21010149</text:p>
          </table:table-cell>
          <table:table-cell office:value-type="float" office:value="3456" calcext:value-type="float">
            <text:p>34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Rodrigo Castro Segura</text:p>
          </table:table-cell>
          <table:table-cell office:value-type="float" office:value="21010180" calcext:value-type="float">
            <text:p>21010180</text:p>
          </table:table-cell>
          <table:table-cell office:value-type="float" office:value="3469" calcext:value-type="float">
            <text:p>34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Daniela Zamarripa Pineda</text:p>
          </table:table-cell>
          <table:table-cell office:value-type="float" office:value="21010192" calcext:value-type="float">
            <text:p>21010192</text:p>
          </table:table-cell>
          <table:table-cell office:value-type="float" office:value="3441" calcext:value-type="float">
            <text:p>34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Gustavo Angel Trejo Rodriguez</text:p>
          </table:table-cell>
          <table:table-cell office:value-type="float" office:value="21010193" calcext:value-type="float">
            <text:p>21010193</text:p>
          </table:table-cell>
          <table:table-cell office:value-type="float" office:value="3455" calcext:value-type="float">
            <text:p>3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Cristian Aldair Aguilar Piña</text:p>
          </table:table-cell>
          <table:table-cell office:value-type="float" office:value="21010214" calcext:value-type="float">
            <text:p>21010214</text:p>
          </table:table-cell>
          <table:table-cell office:value-type="float" office:value="3510" calcext:value-type="float">
            <text:p>35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Cesar de Jesus Sanchez Celis</text:p>
          </table:table-cell>
          <table:table-cell office:value-type="float" office:value="16010291" calcext:value-type="float">
            <text:p>16010291</text:p>
          </table:table-cell>
          <table:table-cell office:value-type="float" office:value="2155" calcext:value-type="float">
            <text:p>2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Jesus Guadalupe Cespedes Cruz</text:p>
          </table:table-cell>
          <table:table-cell office:value-type="float" office:value="17010063" calcext:value-type="float">
            <text:p>17010063</text:p>
          </table:table-cell>
          <table:table-cell office:value-type="float" office:value="2247" calcext:value-type="float">
            <text:p>22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Saira Lizeth Hernandez Aguirre</text:p>
          </table:table-cell>
          <table:table-cell office:value-type="float" office:value="17010064" calcext:value-type="float">
            <text:p>17010064</text:p>
          </table:table-cell>
          <table:table-cell office:value-type="float" office:value="2248" calcext:value-type="float">
            <text:p>2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Efrain Howard Robles Sanchez</text:p>
          </table:table-cell>
          <table:table-cell office:value-type="float" office:value="17010133" calcext:value-type="float">
            <text:p>17010133</text:p>
          </table:table-cell>
          <table:table-cell office:value-type="float" office:value="2315" calcext:value-type="float">
            <text:p>2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Alejandro Montes Zarazua</text:p>
          </table:table-cell>
          <table:table-cell office:value-type="float" office:value="17010203" calcext:value-type="float">
            <text:p>17010203</text:p>
          </table:table-cell>
          <table:table-cell office:value-type="float" office:value="2384" calcext:value-type="float">
            <text:p>2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Luis Jesus Quiroz Segura</text:p>
          </table:table-cell>
          <table:table-cell office:value-type="float" office:value="17010243" calcext:value-type="float">
            <text:p>17010243</text:p>
          </table:table-cell>
          <table:table-cell office:value-type="float" office:value="2423" calcext:value-type="float">
            <text:p>24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Oscar Ponce Camacho</text:p>
          </table:table-cell>
          <table:table-cell office:value-type="float" office:value="17010255" calcext:value-type="float">
            <text:p>17010255</text:p>
          </table:table-cell>
          <table:table-cell office:value-type="float" office:value="2435" calcext:value-type="float">
            <text:p>24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Jose Apolinar Martinez Pescina</text:p>
          </table:table-cell>
          <table:table-cell office:value-type="float" office:value="18010006" calcext:value-type="float">
            <text:p>18010006</text:p>
          </table:table-cell>
          <table:table-cell office:value-type="float" office:value="2520" calcext:value-type="float">
            <text:p>25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Hector Alan Muñoz Zapata</text:p>
          </table:table-cell>
          <table:table-cell office:value-type="float" office:value="18010065" calcext:value-type="float">
            <text:p>18010065</text:p>
          </table:table-cell>
          <table:table-cell office:value-type="float" office:value="2579" calcext:value-type="float">
            <text:p>25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Joel Palacios Alvarez</text:p>
          </table:table-cell>
          <table:table-cell office:value-type="float" office:value="18010133" calcext:value-type="float">
            <text:p>18010133</text:p>
          </table:table-cell>
          <table:table-cell office:value-type="float" office:value="2647" calcext:value-type="float">
            <text:p>26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Jesus Salazar Ayala</text:p>
          </table:table-cell>
          <table:table-cell office:value-type="float" office:value="18010149" calcext:value-type="float">
            <text:p>18010149</text:p>
          </table:table-cell>
          <table:table-cell office:value-type="float" office:value="2662" calcext:value-type="float">
            <text:p>26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Paula Anselma Dominguez Avila</text:p>
          </table:table-cell>
          <table:table-cell office:value-type="float" office:value="18010151" calcext:value-type="float">
            <text:p>18010151</text:p>
          </table:table-cell>
          <table:table-cell office:value-type="float" office:value="2664" calcext:value-type="float">
            <text:p>2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Nestor Eduardo Garcia Gonzalez</text:p>
          </table:table-cell>
          <table:table-cell office:value-type="float" office:value="18010159" calcext:value-type="float">
            <text:p>18010159</text:p>
          </table:table-cell>
          <table:table-cell office:value-type="float" office:value="2676" calcext:value-type="float">
            <text:p>2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Osiel Espinoza Tovar</text:p>
          </table:table-cell>
          <table:table-cell office:value-type="float" office:value="18010198" calcext:value-type="float">
            <text:p>18010198</text:p>
          </table:table-cell>
          <table:table-cell office:value-type="float" office:value="2712" calcext:value-type="float">
            <text:p>27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Yesenia Allende Reyes</text:p>
          </table:table-cell>
          <table:table-cell office:value-type="float" office:value="18010204" calcext:value-type="float">
            <text:p>18010204</text:p>
          </table:table-cell>
          <table:table-cell office:value-type="float" office:value="2718" calcext:value-type="float">
            <text:p>27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German Espinoza Tovar</text:p>
          </table:table-cell>
          <table:table-cell office:value-type="float" office:value="18010273" calcext:value-type="float">
            <text:p>18010273</text:p>
          </table:table-cell>
          <table:table-cell office:value-type="float" office:value="2787" calcext:value-type="float">
            <text:p>2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Daniela Teresa Alonso Aguilar</text:p>
          </table:table-cell>
          <table:table-cell office:value-type="float" office:value="19010040" calcext:value-type="float">
            <text:p>19010040</text:p>
          </table:table-cell>
          <table:table-cell office:value-type="float" office:value="2832" calcext:value-type="float">
            <text:p>28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Luz Judit Alvizo Cruz</text:p>
          </table:table-cell>
          <table:table-cell office:value-type="float" office:value="19010058" calcext:value-type="float">
            <text:p>19010058</text:p>
          </table:table-cell>
          <table:table-cell office:value-type="float" office:value="2956" calcext:value-type="float">
            <text:p>2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Efrain Padilla Torres</text:p>
          </table:table-cell>
          <table:table-cell office:value-type="float" office:value="19010083" calcext:value-type="float">
            <text:p>19010083</text:p>
          </table:table-cell>
          <table:table-cell office:value-type="float" office:value="2871" calcext:value-type="float">
            <text:p>28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Ana Jacqueline Reyes Castillo</text:p>
          </table:table-cell>
          <table:table-cell office:value-type="float" office:value="19010194" calcext:value-type="float">
            <text:p>19010194</text:p>
          </table:table-cell>
          <table:table-cell office:value-type="float" office:value="2982" calcext:value-type="float">
            <text:p>29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Erika Alejandra Gonzalez Montoya</text:p>
          </table:table-cell>
          <table:table-cell office:value-type="float" office:value="19010197" calcext:value-type="float">
            <text:p>19010197</text:p>
          </table:table-cell>
          <table:table-cell office:value-type="float" office:value="2985" calcext:value-type="float">
            <text:p>29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Antonio Moreno Maldonado</text:p>
          </table:table-cell>
          <table:table-cell office:value-type="float" office:value="19010198" calcext:value-type="float">
            <text:p>19010198</text:p>
          </table:table-cell>
          <table:table-cell office:value-type="float" office:value="2986" calcext:value-type="float">
            <text:p>29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Luis Fernando Ruiz Soto</text:p>
          </table:table-cell>
          <table:table-cell office:value-type="float" office:value="19010257" calcext:value-type="float">
            <text:p>19010257</text:p>
          </table:table-cell>
          <table:table-cell office:value-type="float" office:value="3041" calcext:value-type="float">
            <text:p>30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Carla Andrea Garza Marmol</text:p>
          </table:table-cell>
          <table:table-cell office:value-type="float" office:value="19010267" calcext:value-type="float">
            <text:p>19010267</text:p>
          </table:table-cell>
          <table:table-cell office:value-type="float" office:value="3056" calcext:value-type="float">
            <text:p>3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Antonio Rocha Charles</text:p>
          </table:table-cell>
          <table:table-cell office:value-type="float" office:value="20010029" calcext:value-type="float">
            <text:p>20010029</text:p>
          </table:table-cell>
          <table:table-cell office:value-type="float" office:value="3105" calcext:value-type="float">
            <text:p>3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Maria de los Angeles Gonzalez Morales</text:p>
          </table:table-cell>
          <table:table-cell office:value-type="float" office:value="20010105" calcext:value-type="float">
            <text:p>20010105</text:p>
          </table:table-cell>
          <table:table-cell office:value-type="float" office:value="3162" calcext:value-type="float">
            <text:p>31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Maria del Carmen Montoya Saavedra</text:p>
          </table:table-cell>
          <table:table-cell office:value-type="float" office:value="20010204" calcext:value-type="float">
            <text:p>20010204</text:p>
          </table:table-cell>
          <table:table-cell office:value-type="float" office:value="3238" calcext:value-type="float">
            <text:p>3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Hernan Castillo Santoy</text:p>
          </table:table-cell>
          <table:table-cell office:value-type="float" office:value="21010126" calcext:value-type="float">
            <text:p>21010126</text:p>
          </table:table-cell>
          <table:table-cell office:value-type="float" office:value="3390" calcext:value-type="float">
            <text:p>33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Alejandro Hoy Vizcaino</text:p>
          </table:table-cell>
          <table:table-cell office:value-type="float" office:value="21010178" calcext:value-type="float">
            <text:p>21010178</text:p>
          </table:table-cell>
          <table:table-cell office:value-type="float" office:value="3465" calcext:value-type="float">
            <text:p>34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Luis Felipe Martinez Ontiveros</text:p>
          </table:table-cell>
          <table:table-cell office:value-type="float" office:value="21010182" calcext:value-type="float">
            <text:p>21010182</text:p>
          </table:table-cell>
          <table:table-cell office:value-type="float" office:value="3458" calcext:value-type="float">
            <text:p>34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Edgar Flores Ríos</text:p>
          </table:table-cell>
          <table:table-cell office:value-type="float" office:value="21010205" calcext:value-type="float">
            <text:p>21010205</text:p>
          </table:table-cell>
          <table:table-cell office:value-type="float" office:value="3498" calcext:value-type="float">
            <text:p>34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Heidy Nataly Morales Bautista</text:p>
          </table:table-cell>
          <table:table-cell office:value-type="float" office:value="21010213" calcext:value-type="float">
            <text:p>21010213</text:p>
          </table:table-cell>
          <table:table-cell office:value-type="float" office:value="3509" calcext:value-type="float">
            <text:p>35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Luis Javier Ramirez Villegas</text:p>
          </table:table-cell>
          <table:table-cell office:value-type="float" office:value="21010218" calcext:value-type="float">
            <text:p>21010218</text:p>
          </table:table-cell>
          <table:table-cell office:value-type="float" office:value="3518" calcext:value-type="float">
            <text:p>35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Diego Ivan Pesina Melchor</text:p>
          </table:table-cell>
          <table:table-cell office:value-type="float" office:value="21010220" calcext:value-type="float">
            <text:p>21010220</text:p>
          </table:table-cell>
          <table:table-cell office:value-type="float" office:value="3515" calcext:value-type="float">
            <text:p>35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Sistemas Computacionales</text:p>
          </table:table-cell>
          <table:table-cell office:value-type="string" calcext:value-type="string">
            <text:p>Jose de Jesus <text:s/>Vazquez Charles</text:p>
          </table:table-cell>
          <table:table-cell office:value-type="float" office:value="16010319" calcext:value-type="float">
            <text:p>16010319</text:p>
          </table:table-cell>
          <table:table-cell office:value-type="float" office:value="2183" calcext:value-type="float">
            <text:p>2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Sistemas Computacionales</text:p>
          </table:table-cell>
          <table:table-cell office:value-type="string" calcext:value-type="string">
            <text:p>Jose Guadalupe Martinez Hernandez</text:p>
          </table:table-cell>
          <table:table-cell office:value-type="float" office:value="19010129" calcext:value-type="float">
            <text:p>19010129</text:p>
          </table:table-cell>
          <table:table-cell office:value-type="float" office:value="2915" calcext:value-type="float">
            <text:p>2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Sistemas Computacionales</text:p>
          </table:table-cell>
          <table:table-cell office:value-type="string" calcext:value-type="string">
            <text:p>Jesus Eugenio Esquivel Godoy</text:p>
          </table:table-cell>
          <table:table-cell office:value-type="float" office:value="19010149" calcext:value-type="float">
            <text:p>19010149</text:p>
          </table:table-cell>
          <table:table-cell office:value-type="float" office:value="2935" calcext:value-type="float">
            <text:p>2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Sistemas Computacionales</text:p>
          </table:table-cell>
          <table:table-cell office:value-type="string" calcext:value-type="string">
            <text:p>Miguel Angel De los Angeles Dominguez</text:p>
          </table:table-cell>
          <table:table-cell office:value-type="float" office:value="19010155" calcext:value-type="float">
            <text:p>19010155</text:p>
          </table:table-cell>
          <table:table-cell office:value-type="float" office:value="2941" calcext:value-type="float">
            <text:p>29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en Sistemas Computacionales</text:p>
          </table:table-cell>
          <table:table-cell office:value-type="string" calcext:value-type="string">
            <text:p>Cesar Alexis Ramirez Quintana</text:p>
          </table:table-cell>
          <table:table-cell office:value-type="float" office:value="19010226" calcext:value-type="float">
            <text:p>19010226</text:p>
          </table:table-cell>
          <table:table-cell office:value-type="float" office:value="3014" calcext:value-type="float">
            <text:p>3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Basilio Bernon Santos</text:p>
          </table:table-cell>
          <table:table-cell office:value-type="float" office:value="16010089" calcext:value-type="float">
            <text:p>16010089</text:p>
          </table:table-cell>
          <table:table-cell office:value-type="float" office:value="1953" calcext:value-type="float">
            <text:p>19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se Angel Ruiz Martinez</text:p>
          </table:table-cell>
          <table:table-cell office:value-type="float" office:value="16010106" calcext:value-type="float">
            <text:p>16010106</text:p>
          </table:table-cell>
          <table:table-cell office:value-type="float" office:value="1970" calcext:value-type="float">
            <text:p>19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Marco Andres Bautista Perez</text:p>
          </table:table-cell>
          <table:table-cell office:value-type="float" office:value="16010271" calcext:value-type="float">
            <text:p>16010271</text:p>
          </table:table-cell>
          <table:table-cell office:value-type="float" office:value="2135" calcext:value-type="float">
            <text:p>2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Diana Laura Martinez Ledezma</text:p>
          </table:table-cell>
          <table:table-cell office:value-type="float" office:value="17010040" calcext:value-type="float">
            <text:p>17010040</text:p>
          </table:table-cell>
          <table:table-cell office:value-type="float" office:value="2224" calcext:value-type="float">
            <text:p>2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Ricardo Leija Ballesteros</text:p>
          </table:table-cell>
          <table:table-cell office:value-type="float" office:value="17010048" calcext:value-type="float">
            <text:p>17010048</text:p>
          </table:table-cell>
          <table:table-cell office:value-type="float" office:value="2232" calcext:value-type="float">
            <text:p>2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Arnulfo Javier Mora Cortez</text:p>
          </table:table-cell>
          <table:table-cell office:value-type="float" office:value="17010091" calcext:value-type="float">
            <text:p>17010091</text:p>
          </table:table-cell>
          <table:table-cell office:value-type="float" office:value="2274" calcext:value-type="float">
            <text:p>22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Esteban Peña Reyna</text:p>
          </table:table-cell>
          <table:table-cell office:value-type="float" office:value="17010105" calcext:value-type="float">
            <text:p>17010105</text:p>
          </table:table-cell>
          <table:table-cell office:value-type="float" office:value="2287" calcext:value-type="float">
            <text:p>22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aime Isaias Arreguin Guerrrero</text:p>
          </table:table-cell>
          <table:table-cell office:value-type="float" office:value="17010110" calcext:value-type="float">
            <text:p>17010110</text:p>
          </table:table-cell>
          <table:table-cell office:value-type="float" office:value="2292" calcext:value-type="float">
            <text:p>2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Leidy Lizzeth Chavez Rodriguez</text:p>
          </table:table-cell>
          <table:table-cell office:value-type="float" office:value="17010144" calcext:value-type="float">
            <text:p>17010144</text:p>
          </table:table-cell>
          <table:table-cell office:value-type="float" office:value="2326" calcext:value-type="float">
            <text:p>23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aime Axel Rodriguez Rubio</text:p>
          </table:table-cell>
          <table:table-cell office:value-type="float" office:value="17010149" calcext:value-type="float">
            <text:p>17010149</text:p>
          </table:table-cell>
          <table:table-cell office:value-type="float" office:value="2331" calcext:value-type="float">
            <text:p>23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Pedro Adolfo Villanueva Izaguirre</text:p>
          </table:table-cell>
          <table:table-cell office:value-type="float" office:value="17010153" calcext:value-type="float">
            <text:p>17010153</text:p>
          </table:table-cell>
          <table:table-cell office:value-type="float" office:value="2335" calcext:value-type="float">
            <text:p>23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uan Pablo Torres Rubio</text:p>
          </table:table-cell>
          <table:table-cell office:value-type="float" office:value="17010157" calcext:value-type="float">
            <text:p>17010157</text:p>
          </table:table-cell>
          <table:table-cell office:value-type="float" office:value="2340" calcext:value-type="float">
            <text:p>2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Otoniel Rubio Medina</text:p>
          </table:table-cell>
          <table:table-cell office:value-type="float" office:value="17010181" calcext:value-type="float">
            <text:p>17010181</text:p>
          </table:table-cell>
          <table:table-cell office:value-type="float" office:value="2363" calcext:value-type="float">
            <text:p>23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Martha Monserrat Lopez Segundo</text:p>
          </table:table-cell>
          <table:table-cell office:value-type="float" office:value="17010182" calcext:value-type="float">
            <text:p>17010182</text:p>
          </table:table-cell>
          <table:table-cell office:value-type="float" office:value="2369" calcext:value-type="float">
            <text:p>23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Karime Molina Rodriguez</text:p>
          </table:table-cell>
          <table:table-cell office:value-type="float" office:value="17010183" calcext:value-type="float">
            <text:p>17010183</text:p>
          </table:table-cell>
          <table:table-cell office:value-type="float" office:value="2368" calcext:value-type="float">
            <text:p>2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Omar Alejandro Castillo Torres</text:p>
          </table:table-cell>
          <table:table-cell office:value-type="float" office:value="17010209" calcext:value-type="float">
            <text:p>17010209</text:p>
          </table:table-cell>
          <table:table-cell office:value-type="float" office:value="2389" calcext:value-type="float">
            <text:p>23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Luis José Blanco Garza</text:p>
          </table:table-cell>
          <table:table-cell office:value-type="float" office:value="17010224" calcext:value-type="float">
            <text:p>17010224</text:p>
          </table:table-cell>
          <table:table-cell office:value-type="float" office:value="2453" calcext:value-type="float">
            <text:p>24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Luis Angel Rosales Castro</text:p>
          </table:table-cell>
          <table:table-cell office:value-type="float" office:value="17010259" calcext:value-type="float">
            <text:p>17010259</text:p>
          </table:table-cell>
          <table:table-cell office:value-type="float" office:value="2439" calcext:value-type="float">
            <text:p>24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Yuliana Molina Ledezma</text:p>
          </table:table-cell>
          <table:table-cell office:value-type="float" office:value="17010268" calcext:value-type="float">
            <text:p>17010268</text:p>
          </table:table-cell>
          <table:table-cell office:value-type="float" office:value="2449" calcext:value-type="float">
            <text:p>2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Hector Jose Rangel Loredo</text:p>
          </table:table-cell>
          <table:table-cell office:value-type="float" office:value="17010292" calcext:value-type="float">
            <text:p>17010292</text:p>
          </table:table-cell>
          <table:table-cell office:value-type="float" office:value="2472" calcext:value-type="float">
            <text:p>24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esus Melo Correa</text:p>
          </table:table-cell>
          <table:table-cell office:value-type="float" office:value="17010294" calcext:value-type="float">
            <text:p>17010294</text:p>
          </table:table-cell>
          <table:table-cell office:value-type="float" office:value="2477" calcext:value-type="float">
            <text:p>24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Diego Infante Perez</text:p>
          </table:table-cell>
          <table:table-cell office:value-type="float" office:value="18010004" calcext:value-type="float">
            <text:p>18010004</text:p>
          </table:table-cell>
          <table:table-cell office:value-type="float" office:value="2518" calcext:value-type="float">
            <text:p>25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Martin Arredondo Navarro</text:p>
          </table:table-cell>
          <table:table-cell office:value-type="float" office:value="18010011" calcext:value-type="float">
            <text:p>18010011</text:p>
          </table:table-cell>
          <table:table-cell office:value-type="float" office:value="2525" calcext:value-type="float">
            <text:p>25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Israel de Jesus Arriaga Salazar</text:p>
          </table:table-cell>
          <table:table-cell office:value-type="float" office:value="18010014" calcext:value-type="float">
            <text:p>18010014</text:p>
          </table:table-cell>
          <table:table-cell office:value-type="float" office:value="2528" calcext:value-type="float">
            <text:p>25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Rodolfo Garcia Mendoza</text:p>
          </table:table-cell>
          <table:table-cell office:value-type="float" office:value="18010020" calcext:value-type="float">
            <text:p>18010020</text:p>
          </table:table-cell>
          <table:table-cell office:value-type="float" office:value="2534" calcext:value-type="float">
            <text:p>25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Daniel Antonio Nuñez Basoria</text:p>
          </table:table-cell>
          <table:table-cell office:value-type="float" office:value="18010028" calcext:value-type="float">
            <text:p>18010028</text:p>
          </table:table-cell>
          <table:table-cell office:value-type="float" office:value="2542" calcext:value-type="float">
            <text:p>25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Monica de los Angeles Ramos Martinez</text:p>
          </table:table-cell>
          <table:table-cell office:value-type="float" office:value="18010030" calcext:value-type="float">
            <text:p>18010030</text:p>
          </table:table-cell>
          <table:table-cell office:value-type="float" office:value="2544" calcext:value-type="float">
            <text:p>25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Brayn Wong Quiroz</text:p>
          </table:table-cell>
          <table:table-cell office:value-type="float" office:value="18010041" calcext:value-type="float">
            <text:p>18010041</text:p>
          </table:table-cell>
          <table:table-cell office:value-type="float" office:value="2555" calcext:value-type="float">
            <text:p>2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Luis Ivan Morales Granados</text:p>
          </table:table-cell>
          <table:table-cell office:value-type="float" office:value="18010042" calcext:value-type="float">
            <text:p>18010042</text:p>
          </table:table-cell>
          <table:table-cell office:value-type="float" office:value="2556" calcext:value-type="float">
            <text:p>2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Karla Nava Hernandez</text:p>
          </table:table-cell>
          <table:table-cell office:value-type="float" office:value="18010045" calcext:value-type="float">
            <text:p>18010045</text:p>
          </table:table-cell>
          <table:table-cell office:value-type="float" office:value="2559" calcext:value-type="float">
            <text:p>25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Briseida Hernandez Hernandez </text:p>
          </table:table-cell>
          <table:table-cell office:value-type="float" office:value="18010061" calcext:value-type="float">
            <text:p>18010061</text:p>
          </table:table-cell>
          <table:table-cell office:value-type="float" office:value="2577" calcext:value-type="float">
            <text:p>2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Oscar Fernando Gonzalez Arvizu</text:p>
          </table:table-cell>
          <table:table-cell office:value-type="float" office:value="18010078" calcext:value-type="float">
            <text:p>18010078</text:p>
          </table:table-cell>
          <table:table-cell office:value-type="float" office:value="2592" calcext:value-type="float">
            <text:p>25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Andres Alfredo Vazquez Flores</text:p>
          </table:table-cell>
          <table:table-cell office:value-type="float" office:value="18010082" calcext:value-type="float">
            <text:p>18010082</text:p>
          </table:table-cell>
          <table:table-cell office:value-type="float" office:value="2602" calcext:value-type="float">
            <text:p>26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Fabian de Nazaret Cazares Grimaldo</text:p>
          </table:table-cell>
          <table:table-cell office:value-type="float" office:value="18010084" calcext:value-type="float">
            <text:p>18010084</text:p>
          </table:table-cell>
          <table:table-cell office:value-type="float" office:value="2598" calcext:value-type="float">
            <text:p>2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essica Monserrat Zapien Navarro</text:p>
          </table:table-cell>
          <table:table-cell office:value-type="float" office:value="18010096" calcext:value-type="float">
            <text:p>18010096</text:p>
          </table:table-cell>
          <table:table-cell office:value-type="float" office:value="2610" calcext:value-type="float">
            <text:p>26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uan Jose Cervantes Salais</text:p>
          </table:table-cell>
          <table:table-cell office:value-type="float" office:value="18010100" calcext:value-type="float">
            <text:p>18010100</text:p>
          </table:table-cell>
          <table:table-cell office:value-type="float" office:value="2614" calcext:value-type="float">
            <text:p>26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se de Jesus Godines Obregon</text:p>
          </table:table-cell>
          <table:table-cell office:value-type="float" office:value="18010102" calcext:value-type="float">
            <text:p>18010102</text:p>
          </table:table-cell>
          <table:table-cell office:value-type="float" office:value="2616" calcext:value-type="float">
            <text:p>26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Kenia Saldaña Garcia</text:p>
          </table:table-cell>
          <table:table-cell office:value-type="float" office:value="18010103" calcext:value-type="float">
            <text:p>18010103</text:p>
          </table:table-cell>
          <table:table-cell office:value-type="float" office:value="2617" calcext:value-type="float">
            <text:p>26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uan Cristobal Garcia Vazquez</text:p>
          </table:table-cell>
          <table:table-cell office:value-type="float" office:value="18010135" calcext:value-type="float">
            <text:p>18010135</text:p>
          </table:table-cell>
          <table:table-cell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Israel Briseño Ortega</text:p>
          </table:table-cell>
          <table:table-cell office:value-type="float" office:value="18010141" calcext:value-type="float">
            <text:p>18010141</text:p>
          </table:table-cell>
          <table:table-cell office:value-type="float" office:value="2655" calcext:value-type="float">
            <text:p>2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Eileen Nava Castro</text:p>
          </table:table-cell>
          <table:table-cell office:value-type="float" office:value="18010148" calcext:value-type="float">
            <text:p>18010148</text:p>
          </table:table-cell>
          <table:table-cell office:value-type="float" office:value="2666" calcext:value-type="float">
            <text:p>26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se Roberto Cadena Vazquez</text:p>
          </table:table-cell>
          <table:table-cell office:value-type="float" office:value="18010154" calcext:value-type="float">
            <text:p>18010154</text:p>
          </table:table-cell>
          <table:table-cell office:value-type="float" office:value="2668" calcext:value-type="float">
            <text:p>26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Devany Guadalupe Medina Riojas</text:p>
          </table:table-cell>
          <table:table-cell office:value-type="float" office:value="18010161" calcext:value-type="float">
            <text:p>18010161</text:p>
          </table:table-cell>
          <table:table-cell office:value-type="float" office:value="2673" calcext:value-type="float">
            <text:p>26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Victor Manuel Acevedo Zuñiga</text:p>
          </table:table-cell>
          <table:table-cell office:value-type="float" office:value="18010165" calcext:value-type="float">
            <text:p>18010165</text:p>
          </table:table-cell>
          <table:table-cell office:value-type="float" office:value="2680" calcext:value-type="float">
            <text:p>26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Leonardo Daniel Mata Torres</text:p>
          </table:table-cell>
          <table:table-cell office:value-type="float" office:value="18010172" calcext:value-type="float">
            <text:p>18010172</text:p>
          </table:table-cell>
          <table:table-cell office:value-type="float" office:value="2686" calcext:value-type="float">
            <text:p>26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Daniel Alejandro Mata <text:s/>Torres</text:p>
          </table:table-cell>
          <table:table-cell office:value-type="float" office:value="18010173" calcext:value-type="float">
            <text:p>18010173</text:p>
          </table:table-cell>
          <table:table-cell office:value-type="float" office:value="2687" calcext:value-type="float">
            <text:p>26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Cynthia Ingram Martinez</text:p>
          </table:table-cell>
          <table:table-cell office:value-type="float" office:value="18010182" calcext:value-type="float">
            <text:p>18010182</text:p>
          </table:table-cell>
          <table:table-cell office:value-type="float" office:value="2698" calcext:value-type="float">
            <text:p>26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Maria de Jesus Galvez Ledesma</text:p>
          </table:table-cell>
          <table:table-cell office:value-type="float" office:value="18010185" calcext:value-type="float">
            <text:p>18010185</text:p>
          </table:table-cell>
          <table:table-cell office:value-type="float" office:value="2699" calcext:value-type="float">
            <text:p>2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Arturo Diaz Cano</text:p>
          </table:table-cell>
          <table:table-cell office:value-type="float" office:value="18010206" calcext:value-type="float">
            <text:p>18010206</text:p>
          </table:table-cell>
          <table:table-cell office:value-type="float" office:value="2720" calcext:value-type="float">
            <text:p>27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Maximiliano Neri Herrera</text:p>
          </table:table-cell>
          <table:table-cell office:value-type="float" office:value="18010211" calcext:value-type="float">
            <text:p>18010211</text:p>
          </table:table-cell>
          <table:table-cell office:value-type="float" office:value="2723" calcext:value-type="float">
            <text:p>27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Pablo Alberto Castro Marquez</text:p>
          </table:table-cell>
          <table:table-cell office:value-type="float" office:value="18010214" calcext:value-type="float">
            <text:p>18010214</text:p>
          </table:table-cell>
          <table:table-cell office:value-type="float" office:value="2726" calcext:value-type="float">
            <text:p>27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Pedro Perez Paz</text:p>
          </table:table-cell>
          <table:table-cell office:value-type="float" office:value="18010218" calcext:value-type="float">
            <text:p>18010218</text:p>
          </table:table-cell>
          <table:table-cell office:value-type="float" office:value="2730" calcext:value-type="float">
            <text:p>27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Marco Orlando Rangel Mata</text:p>
          </table:table-cell>
          <table:table-cell office:value-type="float" office:value="18010230" calcext:value-type="float">
            <text:p>18010230</text:p>
          </table:table-cell>
          <table:table-cell office:value-type="float" office:value="2744" calcext:value-type="float">
            <text:p>2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Roberto Misael Lopez Guerrero</text:p>
          </table:table-cell>
          <table:table-cell office:value-type="float" office:value="18010234" calcext:value-type="float">
            <text:p>18010234</text:p>
          </table:table-cell>
          <table:table-cell office:value-type="float" office:value="2748" calcext:value-type="float">
            <text:p>27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Cesar Rodriguez Paz</text:p>
          </table:table-cell>
          <table:table-cell office:value-type="float" office:value="18010242" calcext:value-type="float">
            <text:p>18010242</text:p>
          </table:table-cell>
          <table:table-cell office:value-type="float" office:value="2757" calcext:value-type="float">
            <text:p>27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Raymundo Cabrera De Leon</text:p>
          </table:table-cell>
          <table:table-cell office:value-type="float" office:value="18010253" calcext:value-type="float">
            <text:p>18010253</text:p>
          </table:table-cell>
          <table:table-cell office:value-type="float" office:value="2767" calcext:value-type="float">
            <text:p>27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Lesli Josceline Limas Herrera</text:p>
          </table:table-cell>
          <table:table-cell office:value-type="float" office:value="18010271" calcext:value-type="float">
            <text:p>18010271</text:p>
          </table:table-cell>
          <table:table-cell office:value-type="float" office:value="2785" calcext:value-type="float">
            <text:p>27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se Alfredo Calderas Bolaños</text:p>
          </table:table-cell>
          <table:table-cell office:value-type="float" office:value="18010278" calcext:value-type="float">
            <text:p>18010278</text:p>
          </table:table-cell>
          <table:table-cell office:value-type="float" office:value="2792" calcext:value-type="float">
            <text:p>27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se Antonio Galnares Rodriguez</text:p>
          </table:table-cell>
          <table:table-cell office:value-type="float" office:value="19010008" calcext:value-type="float">
            <text:p>19010008</text:p>
          </table:table-cell>
          <table:table-cell office:value-type="float" office:value="2800" calcext:value-type="float">
            <text:p>2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se Guadalupe Ortega Hernandez</text:p>
          </table:table-cell>
          <table:table-cell office:value-type="float" office:value="19010036" calcext:value-type="float">
            <text:p>19010036</text:p>
          </table:table-cell>
          <table:table-cell office:value-type="float" office:value="2828" calcext:value-type="float">
            <text:p>28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se Carlos Reyes Muñoz</text:p>
          </table:table-cell>
          <table:table-cell office:value-type="float" office:value="19010048" calcext:value-type="float">
            <text:p>19010048</text:p>
          </table:table-cell>
          <table:table-cell office:value-type="float" office:value="2840" calcext:value-type="float">
            <text:p>28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Arturo Abel Arriaga Castillo</text:p>
          </table:table-cell>
          <table:table-cell office:value-type="float" office:value="19010052" calcext:value-type="float">
            <text:p>19010052</text:p>
          </table:table-cell>
          <table:table-cell office:value-type="float" office:value="2843" calcext:value-type="float">
            <text:p>28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Carmen Areli Espriella Soria</text:p>
          </table:table-cell>
          <table:table-cell office:value-type="float" office:value="19010071" calcext:value-type="float">
            <text:p>19010071</text:p>
          </table:table-cell>
          <table:table-cell office:value-type="float" office:value="2859" calcext:value-type="float">
            <text:p>28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se Saucedo Andrade</text:p>
          </table:table-cell>
          <table:table-cell office:value-type="float" office:value="19010076" calcext:value-type="float">
            <text:p>19010076</text:p>
          </table:table-cell>
          <table:table-cell office:value-type="float" office:value="2864" calcext:value-type="float">
            <text:p>2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Gumaro Daniel Garcia Saldaña</text:p>
          </table:table-cell>
          <table:table-cell office:value-type="float" office:value="19010078" calcext:value-type="float">
            <text:p>19010078</text:p>
          </table:table-cell>
          <table:table-cell office:value-type="float" office:value="2866" calcext:value-type="float">
            <text:p>28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Humberto Colunga De la Rosa</text:p>
          </table:table-cell>
          <table:table-cell office:value-type="float" office:value="19010086" calcext:value-type="float">
            <text:p>19010086</text:p>
          </table:table-cell>
          <table:table-cell office:value-type="float" office:value="2874" calcext:value-type="float">
            <text:p>28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Oscar de Jesus Gonzalez Medina</text:p>
          </table:table-cell>
          <table:table-cell office:value-type="float" office:value="19010093" calcext:value-type="float">
            <text:p>19010093</text:p>
          </table:table-cell>
          <table:table-cell office:value-type="float" office:value="2881" calcext:value-type="float">
            <text:p>28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Grecia Corey Torres Diaz</text:p>
          </table:table-cell>
          <table:table-cell office:value-type="float" office:value="19010105" calcext:value-type="float">
            <text:p>19010105</text:p>
          </table:table-cell>
          <table:table-cell office:value-type="float" office:value="2892" calcext:value-type="float">
            <text:p>28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Mario Luis Toro Rodriguez</text:p>
          </table:table-cell>
          <table:table-cell office:value-type="float" office:value="19010110" calcext:value-type="float">
            <text:p>19010110</text:p>
          </table:table-cell>
          <table:table-cell office:value-type="float" office:value="2896" calcext:value-type="float">
            <text:p>2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Daphne Paola Cespedes Pesina</text:p>
          </table:table-cell>
          <table:table-cell office:value-type="float" office:value="19010122" calcext:value-type="float">
            <text:p>19010122</text:p>
          </table:table-cell>
          <table:table-cell office:value-type="float" office:value="2908" calcext:value-type="float">
            <text:p>2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Brian Abraham Cerda Martines</text:p>
          </table:table-cell>
          <table:table-cell office:value-type="float" office:value="19010135" calcext:value-type="float">
            <text:p>19010135</text:p>
          </table:table-cell>
          <table:table-cell office:value-type="float" office:value="2921" calcext:value-type="float">
            <text:p>2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Edgar Alejandro Aguilar Sifuentes</text:p>
          </table:table-cell>
          <table:table-cell office:value-type="float" office:value="19010136" calcext:value-type="float">
            <text:p>19010136</text:p>
          </table:table-cell>
          <table:table-cell office:value-type="float" office:value="2922" calcext:value-type="float">
            <text:p>2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Angel Omar Vazquez Cabriales</text:p>
          </table:table-cell>
          <table:table-cell office:value-type="float" office:value="19010139" calcext:value-type="float">
            <text:p>19010139</text:p>
          </table:table-cell>
          <table:table-cell office:value-type="float" office:value="2925" calcext:value-type="float">
            <text:p>2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Oscar Uriel Martinez Espinoza</text:p>
          </table:table-cell>
          <table:table-cell office:value-type="float" office:value="19010153" calcext:value-type="float">
            <text:p>19010153</text:p>
          </table:table-cell>
          <table:table-cell office:value-type="float" office:value="2939" calcext:value-type="float">
            <text:p>2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Tania Yamilet Reyes Baltazar</text:p>
          </table:table-cell>
          <table:table-cell office:value-type="float" office:value="19010160" calcext:value-type="float">
            <text:p>19010160</text:p>
          </table:table-cell>
          <table:table-cell office:value-type="float" office:value="2966" calcext:value-type="float">
            <text:p>29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esus Ladislao Gonzalez Resendiz</text:p>
          </table:table-cell>
          <table:table-cell office:value-type="float" office:value="19010161" calcext:value-type="float">
            <text:p>19010161</text:p>
          </table:table-cell>
          <table:table-cell office:value-type="float" office:value="2946" calcext:value-type="float">
            <text:p>29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Hector Amisadai Bravo Rodriguez</text:p>
          </table:table-cell>
          <table:table-cell office:value-type="float" office:value="19010163" calcext:value-type="float">
            <text:p>19010163</text:p>
          </table:table-cell>
          <table:table-cell office:value-type="float" office:value="2948" calcext:value-type="float">
            <text:p>29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Agustin Jaime Dimas Muñiz</text:p>
          </table:table-cell>
          <table:table-cell office:value-type="float" office:value="19010172" calcext:value-type="float">
            <text:p>19010172</text:p>
          </table:table-cell>
          <table:table-cell office:value-type="float" office:value="2958" calcext:value-type="float">
            <text:p>29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Ruben Gael <text:s/>Ibarra Davila</text:p>
          </table:table-cell>
          <table:table-cell office:value-type="float" office:value="19010188" calcext:value-type="float">
            <text:p>19010188</text:p>
          </table:table-cell>
          <table:table-cell office:value-type="float" office:value="2976" calcext:value-type="float">
            <text:p>29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Luis Eduardo Garza <text:s/>Reyes</text:p>
          </table:table-cell>
          <table:table-cell office:value-type="float" office:value="19010193" calcext:value-type="float">
            <text:p>19010193</text:p>
          </table:table-cell>
          <table:table-cell office:value-type="float" office:value="2981" calcext:value-type="float">
            <text:p>29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Daniel Alejandro Gomez Guillen</text:p>
          </table:table-cell>
          <table:table-cell office:value-type="float" office:value="19010196" calcext:value-type="float">
            <text:p>19010196</text:p>
          </table:table-cell>
          <table:table-cell office:value-type="float" office:value="2984" calcext:value-type="float">
            <text:p>29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shua Verastegui De Santiago</text:p>
          </table:table-cell>
          <table:table-cell office:value-type="float" office:value="19010204" calcext:value-type="float">
            <text:p>19010204</text:p>
          </table:table-cell>
          <table:table-cell office:value-type="float" office:value="2992" calcext:value-type="float">
            <text:p>29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esus David Martinez Rubio</text:p>
          </table:table-cell>
          <table:table-cell office:value-type="float" office:value="19010209" calcext:value-type="float">
            <text:p>19010209</text:p>
          </table:table-cell>
          <table:table-cell office:value-type="float" office:value="2996" calcext:value-type="float">
            <text:p>2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Alvaro Segura Garza</text:p>
          </table:table-cell>
          <table:table-cell office:value-type="float" office:value="19010251" calcext:value-type="float">
            <text:p>19010251</text:p>
          </table:table-cell>
          <table:table-cell office:value-type="float" office:value="3042" calcext:value-type="float">
            <text:p>30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Arturo Serrato Martinez</text:p>
          </table:table-cell>
          <table:table-cell office:value-type="float" office:value="19010253" calcext:value-type="float">
            <text:p>19010253</text:p>
          </table:table-cell>
          <table:table-cell office:value-type="float" office:value="3044" calcext:value-type="float">
            <text:p>30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ulissa Garrido Olvera</text:p>
          </table:table-cell>
          <table:table-cell office:value-type="float" office:value="19010272" calcext:value-type="float">
            <text:p>19010272</text:p>
          </table:table-cell>
          <table:table-cell office:value-type="float" office:value="3060" calcext:value-type="float">
            <text:p>30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Caleb Perez Piña</text:p>
          </table:table-cell>
          <table:table-cell office:value-type="float" office:value="20010013" calcext:value-type="float">
            <text:p>20010013</text:p>
          </table:table-cell>
          <table:table-cell office:value-type="float" office:value="3093" calcext:value-type="float">
            <text:p>3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Andres Balderas Tinajero</text:p>
          </table:table-cell>
          <table:table-cell office:value-type="float" office:value="20010017" calcext:value-type="float">
            <text:p>20010017</text:p>
          </table:table-cell>
          <table:table-cell office:value-type="float" office:value="3096" calcext:value-type="float">
            <text:p>30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Axel de Jesus Calderas Flores</text:p>
          </table:table-cell>
          <table:table-cell office:value-type="float" office:value="20010023" calcext:value-type="float">
            <text:p>20010023</text:p>
          </table:table-cell>
          <table:table-cell office:value-type="float" office:value="3121" calcext:value-type="float">
            <text:p>3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Cristofer Balleza Sanchez</text:p>
          </table:table-cell>
          <table:table-cell office:value-type="float" office:value="20010037" calcext:value-type="float">
            <text:p>20010037</text:p>
          </table:table-cell>
          <table:table-cell office:value-type="float" office:value="3111" calcext:value-type="float">
            <text:p>3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Mario Isaias Hernandez Contreras</text:p>
          </table:table-cell>
          <table:table-cell office:value-type="float" office:value="20010061" calcext:value-type="float">
            <text:p>20010061</text:p>
          </table:table-cell>
          <table:table-cell office:value-type="float" office:value="3278" calcext:value-type="float">
            <text:p>32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Carlos Ramirez Mata</text:p>
          </table:table-cell>
          <table:table-cell office:value-type="float" office:value="20010063" calcext:value-type="float">
            <text:p>20010063</text:p>
          </table:table-cell>
          <table:table-cell office:value-type="float" office:value="3243" calcext:value-type="float">
            <text:p>32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Guadalupe de Jesus Mendoza Baldazo</text:p>
          </table:table-cell>
          <table:table-cell office:value-type="float" office:value="20010081" calcext:value-type="float">
            <text:p>20010081</text:p>
          </table:table-cell>
          <table:table-cell office:value-type="float" office:value="3228" calcext:value-type="float">
            <text:p>3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Kevin Daniel Barron Mata</text:p>
          </table:table-cell>
          <table:table-cell office:value-type="float" office:value="20010084" calcext:value-type="float">
            <text:p>20010084</text:p>
          </table:table-cell>
          <table:table-cell office:value-type="float" office:value="3249" calcext:value-type="float">
            <text:p>32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Melissa Giovana Diaz Rodriguez</text:p>
          </table:table-cell>
          <table:table-cell office:value-type="float" office:value="20010085" calcext:value-type="float">
            <text:p>20010085</text:p>
          </table:table-cell>
          <table:table-cell office:value-type="float" office:value="3148" calcext:value-type="float">
            <text:p>31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Rosa Iris Romero Hernandez</text:p>
          </table:table-cell>
          <table:table-cell office:value-type="float" office:value="20010097" calcext:value-type="float">
            <text:p>20010097</text:p>
          </table:table-cell>
          <table:table-cell office:value-type="float" office:value="3156" calcext:value-type="float">
            <text:p>3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Brenda Guadalupe Resendiz Rodriguez</text:p>
          </table:table-cell>
          <table:table-cell office:value-type="float" office:value="20010103" calcext:value-type="float">
            <text:p>20010103</text:p>
          </table:table-cell>
          <table:table-cell office:value-type="float" office:value="3160" calcext:value-type="float">
            <text:p>31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se Enrique Terwogt Baltazar</text:p>
          </table:table-cell>
          <table:table-cell office:value-type="float" office:value="20010104" calcext:value-type="float">
            <text:p>20010104</text:p>
          </table:table-cell>
          <table:table-cell office:value-type="float" office:value="3161" calcext:value-type="float">
            <text:p>31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Yadira Abigail Diaz Zuñiga</text:p>
          </table:table-cell>
          <table:table-cell office:value-type="float" office:value="20010111" calcext:value-type="float">
            <text:p>20010111</text:p>
          </table:table-cell>
          <table:table-cell office:value-type="float" office:value="3302" calcext:value-type="float">
            <text:p>33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Fernando Cervantes Espinosa</text:p>
          </table:table-cell>
          <table:table-cell office:value-type="float" office:value="20010114" calcext:value-type="float">
            <text:p>20010114</text:p>
          </table:table-cell>
          <table:table-cell office:value-type="float" office:value="3168" calcext:value-type="float">
            <text:p>3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Miguel Angel Benitez Hernandez</text:p>
          </table:table-cell>
          <table:table-cell office:value-type="float" office:value="20010120" calcext:value-type="float">
            <text:p>20010120</text:p>
          </table:table-cell>
          <table:table-cell office:value-type="float" office:value="3230" calcext:value-type="float">
            <text:p>32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Maritza Anahi De la Cruz Cano</text:p>
          </table:table-cell>
          <table:table-cell office:value-type="float" office:value="20010123" calcext:value-type="float">
            <text:p>20010123</text:p>
          </table:table-cell>
          <table:table-cell office:value-type="float" office:value="3173" calcext:value-type="float">
            <text:p>31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George Luis Arizmendi Valdez</text:p>
          </table:table-cell>
          <table:table-cell office:value-type="float" office:value="20010130" calcext:value-type="float">
            <text:p>20010130</text:p>
          </table:table-cell>
          <table:table-cell office:value-type="float" office:value="3180" calcext:value-type="float">
            <text:p>3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Gilberto Delgado De la Rosa</text:p>
          </table:table-cell>
          <table:table-cell office:value-type="float" office:value="20010133" calcext:value-type="float">
            <text:p>20010133</text:p>
          </table:table-cell>
          <table:table-cell office:value-type="float" office:value="3181" calcext:value-type="float">
            <text:p>3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Fernando Alexis Gonzalez Vidal</text:p>
          </table:table-cell>
          <table:table-cell office:value-type="float" office:value="20010137" calcext:value-type="float">
            <text:p>20010137</text:p>
          </table:table-cell>
          <table:table-cell office:value-type="float" office:value="3184" calcext:value-type="float">
            <text:p>31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Daniel Garcia Ahumada</text:p>
          </table:table-cell>
          <table:table-cell office:value-type="float" office:value="20010142" calcext:value-type="float">
            <text:p>20010142</text:p>
          </table:table-cell>
          <table:table-cell office:value-type="float" office:value="3250" calcext:value-type="float">
            <text:p>3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esus Nicolas Perez Matias</text:p>
          </table:table-cell>
          <table:table-cell office:value-type="float" office:value="20010144" calcext:value-type="float">
            <text:p>20010144</text:p>
          </table:table-cell>
          <table:table-cell office:value-type="float" office:value="3187" calcext:value-type="float">
            <text:p>31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Christian Guillermo Flores Gamez</text:p>
          </table:table-cell>
          <table:table-cell office:value-type="float" office:value="20010145" calcext:value-type="float">
            <text:p>20010145</text:p>
          </table:table-cell>
          <table:table-cell office:value-type="float" office:value="3188" calcext:value-type="float">
            <text:p>3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Ernesto Imanol Sierra Aguilar</text:p>
          </table:table-cell>
          <table:table-cell office:value-type="float" office:value="20010149" calcext:value-type="float">
            <text:p>20010149</text:p>
          </table:table-cell>
          <table:table-cell office:value-type="float" office:value="3240" calcext:value-type="float">
            <text:p>3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Humberto Rotunno Gonzalez</text:p>
          </table:table-cell>
          <table:table-cell office:value-type="float" office:value="20010150" calcext:value-type="float">
            <text:p>20010150</text:p>
          </table:table-cell>
          <table:table-cell office:value-type="float" office:value="3209" calcext:value-type="float">
            <text:p>3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Martin Sanchez Valenzuela</text:p>
          </table:table-cell>
          <table:table-cell office:value-type="float" office:value="20010157" calcext:value-type="float">
            <text:p>20010157</text:p>
          </table:table-cell>
          <table:table-cell office:value-type="float" office:value="3196" calcext:value-type="float">
            <text:p>3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esus Rodrigo Villanueva Izaguirre</text:p>
          </table:table-cell>
          <table:table-cell office:value-type="float" office:value="20010159" calcext:value-type="float">
            <text:p>20010159</text:p>
          </table:table-cell>
          <table:table-cell office:value-type="float" office:value="3190" calcext:value-type="float">
            <text:p>3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nathan Ismael Loredo Hernandez</text:p>
          </table:table-cell>
          <table:table-cell office:value-type="float" office:value="20010162" calcext:value-type="float">
            <text:p>20010162</text:p>
          </table:table-cell>
          <table:table-cell office:value-type="float" office:value="3210" calcext:value-type="float">
            <text:p>32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aziel Martinez Jimenez</text:p>
          </table:table-cell>
          <table:table-cell office:value-type="float" office:value="20010197" calcext:value-type="float">
            <text:p>20010197</text:p>
          </table:table-cell>
          <table:table-cell office:value-type="float" office:value="3255" calcext:value-type="float">
            <text:p>3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Sergio Manuel Mejia Saenz</text:p>
          </table:table-cell>
          <table:table-cell office:value-type="float" office:value="20010210" calcext:value-type="float">
            <text:p>20010210</text:p>
          </table:table-cell>
          <table:table-cell office:value-type="float" office:value="3262" calcext:value-type="float">
            <text:p>32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Cyntia Alejandra Mejia Saenz</text:p>
          </table:table-cell>
          <table:table-cell office:value-type="float" office:value="20010211" calcext:value-type="float">
            <text:p>20010211</text:p>
          </table:table-cell>
          <table:table-cell office:value-type="float" office:value="3263" calcext:value-type="float">
            <text:p>3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Oscar Uriel Castillo Hernandez</text:p>
          </table:table-cell>
          <table:table-cell office:value-type="float" office:value="21010007" calcext:value-type="float">
            <text:p>21010007</text:p>
          </table:table-cell>
          <table:table-cell office:value-type="float" office:value="3334" calcext:value-type="float">
            <text:p>33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aime Noel Cortes Hernandez</text:p>
          </table:table-cell>
          <table:table-cell office:value-type="float" office:value="21010023" calcext:value-type="float">
            <text:p>21010023</text:p>
          </table:table-cell>
          <table:table-cell office:value-type="float" office:value="3349" calcext:value-type="float">
            <text:p>33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Noe Sarabia Castillo</text:p>
          </table:table-cell>
          <table:table-cell office:value-type="float" office:value="21010028" calcext:value-type="float">
            <text:p>21010028</text:p>
          </table:table-cell>
          <table:table-cell office:value-type="float" office:value="3428" calcext:value-type="float">
            <text:p>34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Miguel Angel Marcelino Parra</text:p>
          </table:table-cell>
          <table:table-cell office:value-type="float" office:value="21010032" calcext:value-type="float">
            <text:p>21010032</text:p>
          </table:table-cell>
          <table:table-cell office:value-type="float" office:value="3473" calcext:value-type="float">
            <text:p>34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avier Maximiliano Rodriguez Wong</text:p>
          </table:table-cell>
          <table:table-cell office:value-type="float" office:value="21010038" calcext:value-type="float">
            <text:p>21010038</text:p>
          </table:table-cell>
          <table:table-cell office:value-type="float" office:value="3385" calcext:value-type="float">
            <text:p>33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Cesar Mauricio Gutierrez Orozco</text:p>
          </table:table-cell>
          <table:table-cell office:value-type="float" office:value="21010044" calcext:value-type="float">
            <text:p>21010044</text:p>
          </table:table-cell>
          <table:table-cell office:value-type="float" office:value="3419" calcext:value-type="float">
            <text:p>34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Angel Eugenio Medina Martinez</text:p>
          </table:table-cell>
          <table:table-cell office:value-type="float" office:value="21010045" calcext:value-type="float">
            <text:p>21010045</text:p>
          </table:table-cell>
          <table:table-cell office:value-type="float" office:value="3344" calcext:value-type="float">
            <text:p>3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America Johana Hernandez Perez</text:p>
          </table:table-cell>
          <table:table-cell office:value-type="float" office:value="21010047" calcext:value-type="float">
            <text:p>21010047</text:p>
          </table:table-cell>
          <table:table-cell office:value-type="float" office:value="3404" calcext:value-type="float">
            <text:p>3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Luis Roberto Muñiz Alvizo</text:p>
          </table:table-cell>
          <table:table-cell office:value-type="float" office:value="21010051" calcext:value-type="float">
            <text:p>21010051</text:p>
          </table:table-cell>
          <table:table-cell office:value-type="float" office:value="3350" calcext:value-type="float">
            <text:p>33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rge Emilio Izquierdo Santos</text:p>
          </table:table-cell>
          <table:table-cell office:value-type="float" office:value="21010062" calcext:value-type="float">
            <text:p>21010062</text:p>
          </table:table-cell>
          <table:table-cell office:value-type="float" office:value="3430" calcext:value-type="float">
            <text:p>34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Pablo Medrano Zamarripa</text:p>
          </table:table-cell>
          <table:table-cell office:value-type="float" office:value="21010071" calcext:value-type="float">
            <text:p>21010071</text:p>
          </table:table-cell>
          <table:table-cell office:value-type="float" office:value="3496" calcext:value-type="float">
            <text:p>34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se Eduardo Rodriguez Salazar</text:p>
          </table:table-cell>
          <table:table-cell office:value-type="float" office:value="21010073" calcext:value-type="float">
            <text:p>21010073</text:p>
          </table:table-cell>
          <table:table-cell office:value-type="float" office:value="3489" calcext:value-type="float">
            <text:p>34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se Luis Torres Martinez</text:p>
          </table:table-cell>
          <table:table-cell office:value-type="float" office:value="21010074" calcext:value-type="float">
            <text:p>21010074</text:p>
          </table:table-cell>
          <table:table-cell office:value-type="float" office:value="3438" calcext:value-type="float">
            <text:p>34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Hector Jhoan Calderon Maldonado</text:p>
          </table:table-cell>
          <table:table-cell office:value-type="float" office:value="21010076" calcext:value-type="float">
            <text:p>21010076</text:p>
          </table:table-cell>
          <table:table-cell office:value-type="float" office:value="3379" calcext:value-type="float">
            <text:p>33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Dayana Castillo Hernandez</text:p>
          </table:table-cell>
          <table:table-cell office:value-type="float" office:value="21010079" calcext:value-type="float">
            <text:p>21010079</text:p>
          </table:table-cell>
          <table:table-cell office:value-type="float" office:value="3373" calcext:value-type="float">
            <text:p>33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esus Manuel Maldonado Alvarez</text:p>
          </table:table-cell>
          <table:table-cell office:value-type="float" office:value="21010083" calcext:value-type="float">
            <text:p>21010083</text:p>
          </table:table-cell>
          <table:table-cell office:value-type="float" office:value="3387" calcext:value-type="float">
            <text:p>33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Sandra Pineda Martinez</text:p>
          </table:table-cell>
          <table:table-cell office:value-type="float" office:value="21010100" calcext:value-type="float">
            <text:p>21010100</text:p>
          </table:table-cell>
          <table:table-cell office:value-type="float" office:value="3399" calcext:value-type="float">
            <text:p>3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Camila Guadalupe Saavedra Cruz</text:p>
          </table:table-cell>
          <table:table-cell office:value-type="float" office:value="21010112" calcext:value-type="float">
            <text:p>21010112</text:p>
          </table:table-cell>
          <table:table-cell office:value-type="float" office:value="3475" calcext:value-type="float">
            <text:p>34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Gerardo Josafat Sanchez Garcia</text:p>
          </table:table-cell>
          <table:table-cell office:value-type="float" office:value="21010115" calcext:value-type="float">
            <text:p>21010115</text:p>
          </table:table-cell>
          <table:table-cell office:value-type="float" office:value="3468" calcext:value-type="float">
            <text:p>34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se Antonio Lopez Medina</text:p>
          </table:table-cell>
          <table:table-cell office:value-type="float" office:value="21010117" calcext:value-type="float">
            <text:p>21010117</text:p>
          </table:table-cell>
          <table:table-cell office:value-type="float" office:value="3436" calcext:value-type="float">
            <text:p>34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Alexis Adrian Meza Hernandez</text:p>
          </table:table-cell>
          <table:table-cell office:value-type="float" office:value="21010123" calcext:value-type="float">
            <text:p>21010123</text:p>
          </table:table-cell>
          <table:table-cell office:value-type="float" office:value="3459" calcext:value-type="float">
            <text:p>34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Alfredo Perez Vazquez</text:p>
          </table:table-cell>
          <table:table-cell office:value-type="float" office:value="21010124" calcext:value-type="float">
            <text:p>21010124</text:p>
          </table:table-cell>
          <table:table-cell office:value-type="float" office:value="3340" calcext:value-type="float">
            <text:p>3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Kevin Israel Castillo Salazar</text:p>
          </table:table-cell>
          <table:table-cell office:value-type="float" office:value="21010133" calcext:value-type="float">
            <text:p>21010133</text:p>
          </table:table-cell>
          <table:table-cell office:value-type="float" office:value="3502" calcext:value-type="float">
            <text:p>35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Cristian Martin Enriquez Martinez</text:p>
          </table:table-cell>
          <table:table-cell office:value-type="float" office:value="21010135" calcext:value-type="float">
            <text:p>21010135</text:p>
          </table:table-cell>
          <table:table-cell office:value-type="float" office:value="3420" calcext:value-type="float">
            <text:p>34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Nestor Abel Cabrera Lobaton</text:p>
          </table:table-cell>
          <table:table-cell office:value-type="float" office:value="21010139" calcext:value-type="float">
            <text:p>21010139</text:p>
          </table:table-cell>
          <table:table-cell office:value-type="float" office:value="3382" calcext:value-type="float">
            <text:p>3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sue Fernando Velazquez Meza</text:p>
          </table:table-cell>
          <table:table-cell office:value-type="float" office:value="21010141" calcext:value-type="float">
            <text:p>21010141</text:p>
          </table:table-cell>
          <table:table-cell office:value-type="float" office:value="3407" calcext:value-type="float">
            <text:p>3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Sandra Paola Hernandez Enriquez</text:p>
          </table:table-cell>
          <table:table-cell office:value-type="float" office:value="21010143" calcext:value-type="float">
            <text:p>21010143</text:p>
          </table:table-cell>
          <table:table-cell office:value-type="float" office:value="3432" calcext:value-type="float">
            <text:p>3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sue Xavier Hernandez Contreras</text:p>
          </table:table-cell>
          <table:table-cell office:value-type="float" office:value="21010145" calcext:value-type="float">
            <text:p>21010145</text:p>
          </table:table-cell>
          <table:table-cell office:value-type="float" office:value="3466" calcext:value-type="float">
            <text:p>34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air Jonas Olivares Saldaña</text:p>
          </table:table-cell>
          <table:table-cell office:value-type="float" office:value="21010152" calcext:value-type="float">
            <text:p>21010152</text:p>
          </table:table-cell>
          <table:table-cell office:value-type="float" office:value="3352" calcext:value-type="float">
            <text:p>3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Emmanuel Hernandez Palmillas</text:p>
          </table:table-cell>
          <table:table-cell office:value-type="float" office:value="21010155" calcext:value-type="float">
            <text:p>21010155</text:p>
          </table:table-cell>
          <table:table-cell office:value-type="float" office:value="3490" calcext:value-type="float">
            <text:p>3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Kevin Jair Montes Lopez</text:p>
          </table:table-cell>
          <table:table-cell office:value-type="float" office:value="21010156" calcext:value-type="float">
            <text:p>21010156</text:p>
          </table:table-cell>
          <table:table-cell office:value-type="float" office:value="3392" calcext:value-type="float">
            <text:p>3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Irvin Omar Bravo Castañeda</text:p>
          </table:table-cell>
          <table:table-cell office:value-type="float" office:value="21010162" calcext:value-type="float">
            <text:p>21010162</text:p>
          </table:table-cell>
          <table:table-cell office:value-type="float" office:value="3416" calcext:value-type="float">
            <text:p>34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Cesar Eduardo Tovar Lopez</text:p>
          </table:table-cell>
          <table:table-cell office:value-type="float" office:value="21010164" calcext:value-type="float">
            <text:p>21010164</text:p>
          </table:table-cell>
          <table:table-cell office:value-type="float" office:value="3467" calcext:value-type="float">
            <text:p>34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Marcela Najera Castillo</text:p>
          </table:table-cell>
          <table:table-cell office:value-type="float" office:value="21010166" calcext:value-type="float">
            <text:p>21010166</text:p>
          </table:table-cell>
          <table:table-cell office:value-type="float" office:value="3439" calcext:value-type="float">
            <text:p>34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shue Hernandez Lara</text:p>
          </table:table-cell>
          <table:table-cell office:value-type="float" office:value="21010169" calcext:value-type="float">
            <text:p>21010169</text:p>
          </table:table-cell>
          <table:table-cell office:value-type="float" office:value="3447" calcext:value-type="float">
            <text:p>34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Gerardo Yahir Meza Rios</text:p>
          </table:table-cell>
          <table:table-cell office:value-type="float" office:value="21010175" calcext:value-type="float">
            <text:p>21010175</text:p>
          </table:table-cell>
          <table:table-cell office:value-type="float" office:value="3389" calcext:value-type="float">
            <text:p>33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Edwin Rivera Martinez</text:p>
          </table:table-cell>
          <table:table-cell office:value-type="float" office:value="21010177" calcext:value-type="float">
            <text:p>21010177</text:p>
          </table:table-cell>
          <table:table-cell office:value-type="float" office:value="3353" calcext:value-type="float">
            <text:p>33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Perla Bibiana Fabian Oliva</text:p>
          </table:table-cell>
          <table:table-cell office:value-type="float" office:value="21010187" calcext:value-type="float">
            <text:p>21010187</text:p>
          </table:table-cell>
          <table:table-cell office:value-type="float" office:value="3488" calcext:value-type="float">
            <text:p>34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Esau Gaona Hernandez</text:p>
          </table:table-cell>
          <table:table-cell office:value-type="float" office:value="21010191" calcext:value-type="float">
            <text:p>21010191</text:p>
          </table:table-cell>
          <table:table-cell office:value-type="float" office:value="3507" calcext:value-type="float">
            <text:p>35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se Francisco Clemente Gonzalez</text:p>
          </table:table-cell>
          <table:table-cell office:value-type="float" office:value="21010196" calcext:value-type="float">
            <text:p>21010196</text:p>
          </table:table-cell>
          <table:table-cell office:value-type="float" office:value="3491" calcext:value-type="float">
            <text:p>34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Anahi Morales Sandoval</text:p>
          </table:table-cell>
          <table:table-cell office:value-type="float" office:value="21010200" calcext:value-type="float">
            <text:p>21010200</text:p>
          </table:table-cell>
          <table:table-cell office:value-type="float" office:value="3453" calcext:value-type="float">
            <text:p>34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Ernesto Eduardo Velazquez Del Castillo</text:p>
          </table:table-cell>
          <table:table-cell office:value-type="float" office:value="21010204" calcext:value-type="float">
            <text:p>21010204</text:p>
          </table:table-cell>
          <table:table-cell office:value-type="float" office:value="3495" calcext:value-type="float">
            <text:p>3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nathan Garcia Gonzalez</text:p>
          </table:table-cell>
          <table:table-cell office:value-type="float" office:value="21010210" calcext:value-type="float">
            <text:p>21010210</text:p>
          </table:table-cell>
          <table:table-cell office:value-type="float" office:value="3505" calcext:value-type="float">
            <text:p>35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Fernando De Jesus Gonzalez Espinoza</text:p>
          </table:table-cell>
          <table:table-cell office:value-type="float" office:value="21010212" calcext:value-type="float">
            <text:p>21010212</text:p>
          </table:table-cell>
          <table:table-cell office:value-type="float" office:value="3508" calcext:value-type="float">
            <text:p>35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Sherlin Monserrath Morales Alonso</text:p>
          </table:table-cell>
          <table:table-cell office:value-type="float" office:value="21010215" calcext:value-type="float">
            <text:p>21010215</text:p>
          </table:table-cell>
          <table:table-cell office:value-type="float" office:value="3517" calcext:value-type="float">
            <text:p>35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ose Gabriel Meza Martinez</text:p>
          </table:table-cell>
          <table:table-cell office:value-type="float" office:value="21010217" calcext:value-type="float">
            <text:p>21010217</text:p>
          </table:table-cell>
          <table:table-cell office:value-type="float" office:value="3514" calcext:value-type="float">
            <text:p>35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Luis Jose Medina Borjas</text:p>
          </table:table-cell>
          <table:table-cell office:value-type="float" office:value="21010221" calcext:value-type="float">
            <text:p>21010221</text:p>
          </table:table-cell>
          <table:table-cell office:value-type="float" office:value="3516" calcext:value-type="float">
            <text:p>35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Juan Enrique Rojas Salas</text:p>
          </table:table-cell>
          <table:table-cell office:value-type="float" office:value="21010223" calcext:value-type="float">
            <text:p>21010223</text:p>
          </table:table-cell>
          <table:table-cell office:value-type="float" office:value="3521" calcext:value-type="float">
            <text:p>3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Nelson Alejandro Anzaldo Garcia</text:p>
          </table:table-cell>
          <table:table-cell office:value-type="float" office:value="21010224" calcext:value-type="float">
            <text:p>21010224</text:p>
          </table:table-cell>
          <table:table-cell office:value-type="float" office:value="3522" calcext:value-type="float">
            <text:p>35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Naydelin Dayana Rocha Hernandez</text:p>
          </table:table-cell>
          <table:table-cell office:value-type="float" office:value="21010226" calcext:value-type="float">
            <text:p>21010226</text:p>
          </table:table-cell>
          <table:table-cell office:value-type="float" office:value="3524" calcext:value-type="float">
            <text:p>35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Industrial</text:p>
          </table:table-cell>
          <table:table-cell office:value-type="string" calcext:value-type="string">
            <text:p>Perla Yesenia Trejo Romero</text:p>
          </table:table-cell>
          <table:table-cell office:value-type="float" office:value="21010227" calcext:value-type="float">
            <text:p>21010227</text:p>
          </table:table-cell>
          <table:table-cell office:value-type="float" office:value="3525" calcext:value-type="float">
            <text:p>35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Química</text:p>
          </table:table-cell>
          <table:table-cell office:value-type="string" calcext:value-type="string">
            <text:p>Georgina Guadalupe Salazar Mendez</text:p>
          </table:table-cell>
          <table:table-cell office:value-type="float" office:value="20010183" calcext:value-type="float">
            <text:p>20010183</text:p>
          </table:table-cell>
          <table:table-cell office:value-type="float" office:value="3222" calcext:value-type="float">
            <text:p>3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Química</text:p>
          </table:table-cell>
          <table:table-cell office:value-type="string" calcext:value-type="string">
            <text:p>Dora Luz Lara Luna</text:p>
          </table:table-cell>
          <table:table-cell office:value-type="float" office:value="20010209" calcext:value-type="float">
            <text:p>20010209</text:p>
          </table:table-cell>
          <table:table-cell office:value-type="float" office:value="3261" calcext:value-type="float">
            <text:p>32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Química</text:p>
          </table:table-cell>
          <table:table-cell office:value-type="string" calcext:value-type="string">
            <text:p>Jesus Alexander Leal Gonzalez</text:p>
          </table:table-cell>
          <table:table-cell office:value-type="float" office:value="21010001" calcext:value-type="float">
            <text:p>21010001</text:p>
          </table:table-cell>
          <table:table-cell office:value-type="float" office:value="3328" calcext:value-type="float">
            <text:p>3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Química</text:p>
          </table:table-cell>
          <table:table-cell office:value-type="string" calcext:value-type="string">
            <text:p>Alicia Yarely Castillo Medellin</text:p>
          </table:table-cell>
          <table:table-cell office:value-type="float" office:value="21010021" calcext:value-type="float">
            <text:p>21010021</text:p>
          </table:table-cell>
          <table:table-cell office:value-type="float" office:value="3395" calcext:value-type="float">
            <text:p>3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Química</text:p>
          </table:table-cell>
          <table:table-cell office:value-type="string" calcext:value-type="string">
            <text:p>Miranda Benavides Del Castillo</text:p>
          </table:table-cell>
          <table:table-cell office:value-type="float" office:value="21010030" calcext:value-type="float">
            <text:p>21010030</text:p>
          </table:table-cell>
          <table:table-cell office:value-type="float" office:value="3360" calcext:value-type="float">
            <text:p>33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Química</text:p>
          </table:table-cell>
          <table:table-cell office:value-type="string" calcext:value-type="string">
            <text:p>Daneri Yajaira Melgarejo Hernandez</text:p>
          </table:table-cell>
          <table:table-cell office:value-type="float" office:value="21010056" calcext:value-type="float">
            <text:p>21010056</text:p>
          </table:table-cell>
          <table:table-cell office:value-type="float" office:value="3454" calcext:value-type="float">
            <text:p>34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Química</text:p>
          </table:table-cell>
          <table:table-cell office:value-type="string" calcext:value-type="string">
            <text:p>Dayana Jazmin Borjas Miguel</text:p>
          </table:table-cell>
          <table:table-cell office:value-type="float" office:value="21010058" calcext:value-type="float">
            <text:p>21010058</text:p>
          </table:table-cell>
          <table:table-cell office:value-type="float" office:value="3470" calcext:value-type="float">
            <text:p>34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Química</text:p>
          </table:table-cell>
          <table:table-cell office:value-type="string" calcext:value-type="string">
            <text:p>Diana Ketzaly Compean Jahuey</text:p>
          </table:table-cell>
          <table:table-cell office:value-type="float" office:value="21010060" calcext:value-type="float">
            <text:p>21010060</text:p>
          </table:table-cell>
          <table:table-cell office:value-type="float" office:value="3511" calcext:value-type="float">
            <text:p>35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Química</text:p>
          </table:table-cell>
          <table:table-cell office:value-type="string" calcext:value-type="string">
            <text:p>Sergio Guillen Martinez</text:p>
          </table:table-cell>
          <table:table-cell office:value-type="float" office:value="21010108" calcext:value-type="float">
            <text:p>21010108</text:p>
          </table:table-cell>
          <table:table-cell office:value-type="float" office:value="3414" calcext:value-type="float">
            <text:p>34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eniería Química</text:p>
          </table:table-cell>
          <table:table-cell office:value-type="string" calcext:value-type="string">
            <text:p>Karla Berenice Castellanos Garcia</text:p>
          </table:table-cell>
          <table:table-cell office:value-type="float" office:value="21010209" calcext:value-type="float">
            <text:p>21010209</text:p>
          </table:table-cell>
          <table:table-cell office:value-type="float" office:value="3506" calcext:value-type="float">
            <text:p>3506</text:p>
          </table:table-cell>
          <table:table-cell table:number-columns-repeated="1020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arreras.A1:carreras.D25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5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5P2" style:volatile="true">
      <number:text> </number:text>
      <number:currency-symbol/>
      <number:fill-character> </number:fill-character>
      <number:text>- </number:text>
    </number:currency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rreras" style:display-name="PageStyle_carrer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uario</meta:initial-creator>
    <dc:creator>Usuario</dc:creator>
    <meta:creation-date>2022-01-27T20:27:52</meta:creation-date>
    <dc:date>2022-01-27T20:27:52</dc:date>
    <meta:generator>LibreOffice/7.2.5.2$Windows_X86_64 LibreOffice_project/499f9727c189e6ef3471021d6132d4c694f357e5</meta:generator>
    <meta:document-statistic meta:table-count="1" meta:cell-count="1000" meta:object-count="0"/>
    <meta:user-defined meta:name="AppVersion">15.0300</meta:user-defined>
  </office:meta>
</office:document-meta>
</file>